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arial" svg:font-family="arial" style:font-family-generic="swiss"/>
  </office:font-face-decls>
  <office:automatic-styles>
    <style:style style:name="P1" style:family="paragraph" style:parent-style-name="Standard">
      <style:text-properties officeooo:rsid="0003140e" officeooo:paragraph-rsid="0003140e"/>
    </style:style>
    <style:style style:name="P2" style:family="paragraph" style:parent-style-name="Standard">
      <style:text-properties officeooo:rsid="0003140e" officeooo:paragraph-rsid="0008cb66"/>
    </style:style>
    <style:style style:name="P3" style:family="paragraph" style:parent-style-name="Standard">
      <style:paragraph-properties fo:text-align="center" style:justify-single-word="false"/>
      <style:text-properties fo:font-size="18pt" fo:font-weight="bold" officeooo:rsid="0003140e" officeooo:paragraph-rsid="0003140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0d06bd" officeooo:paragraph-rsid="000d06bd" style:font-size-asian="18pt" style:font-weight-asian="bold" style:font-size-complex="18pt" style:font-weight-complex="bold"/>
    </style:style>
    <style:style style:name="P5" style:family="paragraph" style:parent-style-name="Standard">
      <style:text-properties officeooo:paragraph-rsid="00058ca3"/>
    </style:style>
    <style:style style:name="P6" style:family="paragraph" style:parent-style-name="Standard">
      <style:text-properties officeooo:paragraph-rsid="00072140"/>
    </style:style>
    <style:style style:name="P7" style:family="paragraph" style:parent-style-name="Standard">
      <style:text-properties officeooo:paragraph-rsid="0003140e"/>
    </style:style>
    <style:style style:name="P8" style:family="paragraph" style:parent-style-name="Standard">
      <style:text-properties officeooo:rsid="00072140" officeooo:paragraph-rsid="00072140"/>
    </style:style>
    <style:style style:name="P9" style:family="paragraph" style:parent-style-name="Standard">
      <style:text-properties officeooo:rsid="00072140" officeooo:paragraph-rsid="000c0dc9"/>
    </style:style>
    <style:style style:name="P10" style:family="paragraph" style:parent-style-name="Standard">
      <style:text-properties officeooo:rsid="0008cb66" officeooo:paragraph-rsid="0008cb66"/>
    </style:style>
    <style:style style:name="P11" style:family="paragraph" style:parent-style-name="Standard">
      <style:text-properties fo:font-size="16pt" fo:font-weight="bold" officeooo:rsid="0008cb66" officeooo:paragraph-rsid="0008cb66" style:font-size-asian="16pt" style:font-weight-asian="bold" style:font-size-complex="16pt" style:font-weight-complex="bold"/>
    </style:style>
    <style:style style:name="P12" style:family="paragraph" style:parent-style-name="Standard">
      <style:text-properties officeooo:rsid="00093d23" officeooo:paragraph-rsid="00093d23"/>
    </style:style>
    <style:style style:name="P13" style:family="paragraph" style:parent-style-name="Standard">
      <style:text-properties officeooo:paragraph-rsid="000c0dc9"/>
    </style:style>
    <style:style style:name="P14" style:family="paragraph" style:parent-style-name="Standard">
      <style:text-properties officeooo:rsid="000da1d2" officeooo:paragraph-rsid="000da1d2"/>
    </style:style>
    <style:style style:name="P15" style:family="paragraph" style:parent-style-name="Standard">
      <style:text-properties officeooo:rsid="0010aa78" officeooo:paragraph-rsid="0010aa78"/>
    </style:style>
    <style:style style:name="T1" style:family="text">
      <style:text-properties officeooo:rsid="0003140e"/>
    </style:style>
    <style:style style:name="T2" style:family="text">
      <style:text-properties officeooo:rsid="00058ca3"/>
    </style:style>
    <style:style style:name="T3" style:family="text">
      <style:text-properties officeooo:rsid="00072140"/>
    </style:style>
    <style:style style:name="T4" style:family="text">
      <style:text-properties officeooo:rsid="0008cb66"/>
    </style:style>
    <style:style style:name="T5" style:family="text">
      <style:text-properties officeooo:rsid="000c0dc9"/>
    </style:style>
    <style:style style:name="T6" style:family="text">
      <style:text-properties officeooo:rsid="000da1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L WORLD GALLERY</text:p>
      <text:p text:style-name="P4">LIVRET BLANC</text:p>
      <text:p text:style-name="P1"/>
      <text:p text:style-name="P1"/>
      <text:p text:style-name="P15">COLOR : #CE9B54</text:p>
      <text:p text:style-name="P1"/>
      <text:p text:style-name="P11">PROBLEM</text:p>
      <text:p text:style-name="P1"/>
      <text:p text:style-name="P1">*What problem does your project solve? What is the painpoint*</text:p>
      <text:p text:style-name="P1"/>
      <text:p text:style-name="P5"><text:span text:style-name="T3">- P</text:span><text:span text:style-name="T2">auvrete.</text:span></text:p>
      <text:p text:style-name="P1"/>
      <text:p text:style-name="P11">SOLUTION</text:p>
      <text:p text:style-name="P1"/>
      <text:p text:style-name="P1">*How did you resolve this issue? </text:p>
      <text:p text:style-name="P1"/>
      <text:p text:style-name="P8">1 - reperer<text:span text:style-name="T1"> </text:span>des<text:span text:style-name="T1"> artistes a fort potentiel et faibles moyens financiers.</text:span></text:p>
      <text:p text:style-name="P8">2 - analyser les besoins et le potentiel de l'artiste </text:p>
      <text:p text:style-name="P6"><text:span text:style-name="T3">3 -</text:span><text:span text:style-name="T1"> </text:span><text:span text:style-name="T3">etablir un plan</text:span><text:span text:style-name="T1"> </text:span><text:span text:style-name="T3">d'</text:span><text:span text:style-name="T1">aide materielle</text:span><text:span text:style-name="T3"> (peinture, pinceaux, instruments de musique, <text:s/>etc...) et de communication </text:span><text:span text:style-name="T6">en faveur de</text:span><text:span text:style-name="T3"> l'artiste</text:span><text:span text:style-name="T6"> et de ses oeuvres</text:span><text:span text:style-name="T3"> (site web, presse, communaute, agents, marche NFT, etc...)</text:span></text:p>
      <text:p text:style-name="P14">4 - proposer une aide de long terme en exploitant des NFT mintes grace a une/plusieurs copies de l'oeuvre de l'artiste</text:p>
      <text:p text:style-name="P6"><text:span text:style-name="T6">5</text:span><text:span text:style-name="T3"> -</text:span><text:span text:style-name="T2"> </text:span><text:span text:style-name="T3">developper </text:span><text:span text:style-name="T2">une methodologie et des projets d'envergure</text:span><text:span text:style-name="T6"> pour ameliorer les conditions de vie dans la zone</text:span><text:span text:style-name="T3"> </text:span><text:span text:style-name="T6">geographique par le biais</text:span><text:span text:style-name="T3"> de cet artiste (ecole, marche, etc...)</text:span></text:p>
      <text:p text:style-name="P1"/>
      <text:p text:style-name="P11">TECHNOLOGY</text:p>
      <text:p text:style-name="P11"/>
      <text:p text:style-name="P1">What technologies did you use? </text:p>
      <text:p text:style-name="P1"/>
      <text:p text:style-name="P8">- <text:span text:style-name="T6">r</text:span>eseaux sociaux <text:span text:style-name="T6">pour la veille </text:span>(aidants, fixeurs, participation solidaire, etc...)</text:p>
      <text:p text:style-name="P8">- voyages sur place<text:span text:style-name="T6"> pour la veille et la mise en place de l'aide</text:span></text:p>
      <text:p text:style-name="P1">- NFT &amp; Crypto Monnaie<text:span text:style-name="T6"> pour la recolte de fonds</text:span></text:p>
      <text:p text:style-name="P1"/>
      <text:p text:style-name="P11">CHALLENGE</text:p>
      <text:p text:style-name="P1"/>
      <text:p text:style-name="P1">What was your biggest technical challenge and how does your solution solve it?*</text:p>
      <text:p text:style-name="P1"/>
      <text:p text:style-name="P9">PROBLEMATIQUE </text:p>
      <text:p text:style-name="P9">- Donner simplement de l'argent dans des quartiers en difficulite ne resoud pas les problemes : ils sont multiples et lies a chaque fois a des dizaines de cas particuliers</text:p>
      <text:p text:style-name="P8"/>
      <text:p text:style-name="P9">SOLUTION </text:p>
      <text:p text:style-name="P13"><text:span text:style-name="T3">- Faire le choix de cibler des artistes</text:span><text:span text:style-name="T5"> a fort potentiel (ils produisent beaucoup et depuis longtemps)</text:span><text:span text:style-name="T6">, leur donner outils, materiel et conseils pour continuer leur activite. Les oeuvres passees, actuelles et futures</text:span><text:span text:style-name="T3"> permet</text:span><text:span text:style-name="T6">tent</text:span><text:span text:style-name="T3"> de creer des NFT </text:span><text:span text:style-name="T6">(</text:span><text:span text:style-name="T3">graphiques</text:span><text:span text:style-name="T6">, extrait musical ou autre)</text:span><text:span text:style-name="T3"> tout en laissant la possibilite a l'artiste de garder son oeuvre qu'il pourra vendre</text:span><text:span text:style-name="T6">.</text:span></text:p>
      <text:p text:style-name="P7"/>
      <text:p text:style-name="P9">DEMARCHES SIMPLES </text:p>
      <text:p text:style-name="P13"><text:soft-page-break/><text:span text:style-name="T1">- </text:span><text:span text:style-name="T6">C</text:span><text:span text:style-name="T3">reer un produit graphique ou son, le </text:span><text:span text:style-name="T1">Mint</text:span><text:span text:style-name="T3"> en </text:span><text:span text:style-name="T1">utilis</text:span><text:span text:style-name="T3">ant</text:span><text:span text:style-name="T1"> Solidity &amp; Python</text:span><text:span text:style-name="T3"> pour recolter un budget et eventuellement une rente (% des reventes des NFT)</text:span><text:span text:style-name="T6">. Effectuer des reportages sur place ou via des fixeurs pour communiquer sur l'artiste et les actions menees.</text:span></text:p>
      <text:p text:style-name="P1"/>
      <text:p text:style-name="P1">*Why you want to solve the problem with Web3 method ?*</text:p>
      <text:p text:style-name="P1"/>
      <text:p text:style-name="P14">- Une communaute permet de lever des moyens, mais aussi de faire une veille potentielle optimisee.</text:p>
      <text:p text:style-name="P8">- Pour que le projet d'aide soit efficace, il faut un suivi sur une periode plus ou moins longue. La mise en place d'outils de longue duree (rente NFT, musee virtuel, ventes physiques) permettent de recolter des fonds sur le long terme.</text:p>
      <text:p text:style-name="P8">- La speculation devient vertueuse si elle permet de participer a un projet caritatif </text:p>
      <text:p text:style-name="P1"/>
      <text:p text:style-name="P11">FACILITY</text:p>
      <text:p text:style-name="P1"/>
      <text:p text:style-name="P1">*Explain, step-by-step, how can you install your project and solve the problem.*</text:p>
      <text:p text:style-name="P1"/>
      <text:p text:style-name="P10">ETAPES PREPARATOIRES AU LANCEMENT</text:p>
      <text:p text:style-name="P1">- monter un dossier</text:p>
      <text:p text:style-name="P1">- creer un pitch efficace</text:p>
      <text:p text:style-name="P1">- creer un power point efficace</text:p>
      <text:p text:style-name="P1">- monter une page facebook, un instagram etc... </text:p>
      <text:p text:style-name="P10">- initier une chaine youtube avec des reportages autour de l'association</text:p>
      <text:p text:style-name="P2"/>
      <text:p text:style-name="P10">COMMUNICATION DU PROJET</text:p>
      <text:p text:style-name="P2">- Developper une communaute (via les reseaux sociaux) afin de rassembler des gens qui aiment<text:span text:style-name="T3"> les projets caritatifs et / ou</text:span> l'art et / ou les NFT<text:span text:style-name="T3"> et / ou la speculation</text:span></text:p>
      <text:p text:style-name="P1">- creer un logo efficace</text:p>
      <text:p text:style-name="P1">- creer une charte graphique</text:p>
      <text:p text:style-name="P1">- monter une collection d'images (<text:span text:style-name="T4">d'abord </text:span>les miennes) en utilisant la charte graphique (cadre, logo, moyen de contact, nom)</text:p>
      <text:p text:style-name="P1">- creer une map du monde en utilisant la charte graphique, l<text:span text:style-name="T4">a </text:span>collection d'images</text:p>
      <text:p text:style-name="P1">- creer un site web en utilisant la charte graphique, le powepoint, le pitch</text:p>
      <text:p text:style-name="P1"/>
      <text:p text:style-name="P10">LANCEMENT DU PROJET NFT</text:p>
      <text:p text:style-name="P1">- minter en utilisant la collection d'images</text:p>
      <text:p text:style-name="P1">- communication multicanaux pour developper une communaute autour du projet</text:p>
      <text:p text:style-name="P1">- pitcher lors d'evenements crypto / NFT</text:p>
      <text:p text:style-name="P1"/>
      <text:p text:style-name="P10">VEILLE </text:p>
      <text:p text:style-name="P1">- recherche de nouveaux artistes</text:p>
      <text:p text:style-name="P1">- communication globale</text:p>
      <text:p text:style-name="P10">- veille via les reseaux sociaux afin de denicher des artistes</text:p>
      <text:p text:style-name="P10">- evaluer les besoins</text:p>
      <text:p text:style-name="P10"/>
      <text:p text:style-name="P10">ALLER SUR PLACE VISITER LES ARTISTES</text:p>
      <text:p text:style-name="P10">- analyser et verifier les besoins</text:p>
      <text:p text:style-name="P10">- mettre en place un reseau afin de pouvoir communiquer a distance par la suite</text:p>
      <text:p text:style-name="P10">- apporter eventuellement une premiere aide materielle</text:p>
      <text:p text:style-name="P10">- proposer et eventuellement creer le stock graphique/son pour creer des NFT</text:p>
      <text:p text:style-name="P10">- creer le materiel de communication autour de l'artiste, le quartier, la region par des photos, reportages, interviews</text:p>
      <text:p text:style-name="P10"><text:soft-page-break/></text:p>
      <text:p text:style-name="P10">PISTES DE DEVELOPPEMENTS FUTURS</text:p>
      <text:p text:style-name="P12">- monter une plateforme NFT</text:p>
      <text:p text:style-name="P12">- creer une monnaie dediee pour soulever des fonds</text:p>
      <text:p text:style-name="P2">- monter musee virtuel</text:p>
      <text:p text:style-name="P2">- monter expo / vente physique ephemere</text:p>
      <text:p text:style-name="P2">- monter jeu video ludique &amp; culturel</text:p>
      <text:p text:style-name="P1"/>
      <text:p text:style-name="P11">PITCHER</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9:35:15.530662888</meta:creation-date>
    <dc:date>2023-02-01T11:32:22.137381843</dc:date>
    <meta:editing-duration>PT32M19S</meta:editing-duration>
    <meta:editing-cycles>7</meta:editing-cycles>
    <meta:generator>LibreOffice/7.3.7.2$Linux_X86_64 LibreOffice_project/30$Build-2</meta:generator>
    <meta:document-statistic meta:table-count="0" meta:image-count="0" meta:object-count="0" meta:page-count="3" meta:paragraph-count="67" meta:word-count="700" meta:character-count="4209" meta:non-whitespace-character-count="3566"/>
  </office:meta>
</office:document-meta>
</file>